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modulator</text:p>
      <text:p text:style-name="Standard"/>
      <text:p text:style-name="Standard"><text:s text:c="5"/>The demodulator module takes the symbol lookup dictionary and an input symbol array (presumably corrupted by noise effects) and attempts to recover the binary string. <text:s/>The module uses a simple maximum likelihood algorithm. The incoming array is correlated with each item in the symbol dictionary. <text:s/>The binary string resulting in the highest correlation value is returned. <text:s/>In the case of 8-bit symbols this requires 256 multiplications and array summations. <text:s/>This results in a fairly high time cost. <text:s/>The module could be improved by doing a bit by bit estimation, but the cost would be that the MSK modulation would no longer perform as if though it is coherently detected. <text:s/>The MSK modulation generated by the symbol dictionary module has coherent phase between bits, but not between multiple symbols. <text:s/>Correlating the received signals with the original stored symbol maintains coherent phase.</text:p>
      <text:p text:style-name="Standard"/>
      <text:p text:style-name="Standard">Usage: </text:p>
      <text:p text:style-name="Standard"/>
      <text:p text:style-name="Standard">from demodulator import * </text:p>
      <text:p text:style-name="Standard">demodinstance = demodulator(symboldict) </text:p>
      <text:p text:style-name="Standard">outputstring = demodinstance.run(inputarray) </text:p>
      <text:p text:style-name="Standard"/>
      <text:p text:style-name="Standard">symboldict: <text:s/>The symbol dictionary used to store the symbol waveforms</text:p>
      <text:p text:style-name="Standard">inputarray: <text:s/>An input wavefor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9T07:48:55</meta:creation-date>
    <dc:creator>Joe Peterson</dc:creator>
    <dc:date>2008-04-29T08:00:11</dc:date>
    <meta:editing-cycles>3</meta:editing-cycles>
    <meta:editing-duration>PT1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66" meta:character-count="1131"/>
  </office:meta>
</office:document-meta>
</file>